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645b8" officeooo:paragraph-rsid="000645b8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ndroid, TextView displays text to the user and optionally allows them to edit it program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01:07.368594714</meta:creation-date>
    <meta:generator>LibreOffice/6.2.7.1$Linux_X86_64 LibreOffice_project/20$Build-1</meta:generator>
    <dc:date>2019-10-04T15:07:17.966056198</dc:date>
    <meta:editing-duration>PT6M11S</meta:editing-duration>
    <meta:editing-cycles>1</meta:editing-cycles>
    <meta:document-statistic meta:table-count="0" meta:image-count="0" meta:object-count="0" meta:page-count="1" meta:paragraph-count="1" meta:word-count="16" meta:character-count="102" meta:non-whitespace-character-count="87"/>
  </office:meta>
</office:document-meta>
</file>